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style:style>
    <style:style style:name="P2"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4de97" officeooo:paragraph-rsid="0014de97"/>
    </style:style>
    <style:style style:name="P3"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553be" officeooo:paragraph-rsid="001553be"/>
    </style:style>
    <style:style style:name="P4"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697aa" officeooo:paragraph-rsid="001697aa"/>
    </style:style>
    <style:style style:name="P5"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fo:font-style="italic" officeooo:rsid="001697aa" officeooo:paragraph-rsid="001697aa" style:font-style-asian="italic" style:font-style-complex="italic"/>
    </style:style>
    <style:style style:name="P6"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fo:font-style="italic" officeooo:rsid="00170a54" officeooo:paragraph-rsid="00170a54" style:font-style-asian="italic" style:font-style-complex="italic"/>
    </style:style>
    <style:style style:name="P7"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70a54" officeooo:paragraph-rsid="00170a54"/>
    </style:style>
    <style:style style:name="P8"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70a54" officeooo:paragraph-rsid="001cf14a"/>
    </style:style>
    <style:style style:name="P9"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8d60c" officeooo:paragraph-rsid="0018d60c"/>
    </style:style>
    <style:style style:name="P10"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4de97" officeooo:paragraph-rsid="0014de97"/>
    </style:style>
    <style:style style:name="P11"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fo:font-style="italic" officeooo:rsid="001697aa" officeooo:paragraph-rsid="0020f93a" style:font-style-asian="italic" style:font-style-complex="italic"/>
    </style:style>
    <style:style style:name="P12"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fo:font-style="italic" officeooo:rsid="00170a54" officeooo:paragraph-rsid="00170a54" style:font-style-asian="italic" style:font-style-complex="italic"/>
    </style:style>
    <style:style style:name="P13"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fo:font-style="italic" officeooo:rsid="00170a54" officeooo:paragraph-rsid="0024b4e0" style:font-style-asian="italic" style:font-style-complex="italic"/>
    </style:style>
    <style:style style:name="P14" style:family="paragraph" style:parent-style-name="Text_20_body">
      <style:paragraph-properties fo:margin-left="0in" fo:margin-right="0in" fo:margin-top="0.0398in" fo:margin-bottom="0.0398in" loext:contextual-spacing="false" fo:line-height="100%" fo:text-indent="0in" style:auto-text-indent="false"/>
      <style:text-properties style:font-name="Arial" fo:font-size="8pt" officeooo:rsid="001697aa" officeooo:paragraph-rsid="0020f93a"/>
    </style:style>
    <style:style style:name="P15" style:family="paragraph" style:parent-style-name="Text_20_body">
      <style:paragraph-properties fo:margin-left="0in" fo:margin-right="0in" fo:margin-top="0.0398in" fo:margin-bottom="0.0398in" loext:contextual-spacing="false" fo:line-height="100%" fo:text-indent="0in" style:auto-text-indent="false"/>
      <style:text-properties officeooo:paragraph-rsid="00170a54"/>
    </style:style>
    <style:style style:name="T1" style:family="text">
      <style:text-properties fo:letter-spacing="normal" style:font-size-asian="16pt"/>
    </style:style>
    <style:style style:name="T2" style:family="text">
      <style:text-properties fo:letter-spacing="normal" officeooo:rsid="001ad3b1" style:font-size-asian="16pt"/>
    </style:style>
    <style:style style:name="T3" style:family="text">
      <style:text-properties fo:letter-spacing="normal" fo:font-style="italic" style:font-size-asian="16pt" style:font-style-asian="italic"/>
    </style:style>
    <style:style style:name="T4" style:family="text">
      <style:text-properties fo:font-style="italic" style:font-style-asian="italic" style:font-style-complex="italic"/>
    </style:style>
    <style:style style:name="T5" style:family="text">
      <style:text-properties style:font-name="Arial" fo:font-size="8pt" officeooo:rsid="00170a54"/>
    </style:style>
    <style:style style:name="T6" style:family="text">
      <style:text-properties officeooo:rsid="001ad3b1"/>
    </style:style>
    <style:style style:name="T7" style:family="text">
      <style:text-properties officeooo:rsid="001b00d6"/>
    </style:style>
    <style:style style:name="T8" style:family="text">
      <style:text-properties officeooo:rsid="001cb1f1"/>
    </style:style>
    <style:style style:name="T9" style:family="text">
      <style:text-properties officeooo:rsid="001cf14a"/>
    </style:style>
    <style:style style:name="T10" style:family="text">
      <style:text-properties fo:font-weight="bold" style:font-weight-asian="bold" style:font-weight-complex="bold"/>
    </style:style>
    <style:style style:name="T11" style:family="text">
      <style:text-properties officeooo:rsid="001f3c15"/>
    </style:style>
    <style:style style:name="T12" style:family="text">
      <style:text-properties officeooo:rsid="0020f93a"/>
    </style:style>
    <style:style style:name="T13" style:family="text">
      <style:text-properties officeooo:rsid="0021b1c5"/>
    </style:style>
    <style:style style:name="T14" style:family="text">
      <style:text-properties officeooo:rsid="002369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owdPublish.TV - where actors empower themselves by selling themselves directly to fans </text:p>
      <text:p text:style-name="P1">Actors don’t make themselves famous. They wait to be “discovered” by someone else who controls money.</text:p>
      <text:p text:style-name="P1"><text:span text:style-name="T2">A</text:span><text:span text:style-name="T1">ctors miss out on earn</text:span><text:span text:style-name="T2">ing</text:span><text:span text:style-name="T1"> more </text:span><text:span text:style-name="T3">$ </text:span><text:span text:style-name="T1">because fans don’t have the opportunity to purchase directly from actors</text:span></text:p>
      <text:p text:style-name="P1"><text:span text:style-name="T2">O</text:span><text:span text:style-name="T1">rganizations </text:span><text:span text:style-name="T2">&amp; clubs can help market actors to their members but they need </text:span><text:span text:style-name="T1">incentive </text:span></text:p>
      <text:p text:style-name="P1">Everyone has a Harvey Weinstein in their life.</text:p>
      <text:p text:style-name="P2">Really, this is about Power. And $ is power.</text:p>
      <text:p text:style-name="P2">On CrowdPublish.TV Actors control their Brand <text:span text:style-name="T6">on their page</text:span> <text:span text:style-name="T6">where </text:span>actors Earn $ from fans for engaging w/them</text:p>
      <text:p text:style-name="P2">Here Actors <text:span text:style-name="T12">can</text:span> Reward organizations for <text:span text:style-name="T12">helping with</text:span> marketing </text:p>
      <text:p text:style-name="P3">Actors post a <text:span text:style-name="T6">crowdfunding </text:span>campaign.</text:p>
      <text:p text:style-name="P5">Then actors create Perks, or semi-tangible merchandise. We provide <text:span text:style-name="T12">suggestions</text:span>, such as </text:p>
      <text:p text:style-name="P11">Play a <text:span text:style-name="T7">quiz </text:span>game on your FB wall or Skype into your movie night. <text:span text:style-name="T12">Many</text:span> <text:span text:style-name="T12">of the suggestions encourage engagement with the fans’ friends</text:span> so <text:span text:style-name="T12">the</text:span> friends will also support the actor’s work. </text:p>
      <text:p text:style-name="P14">Let’s say you’<text:span text:style-name="T12">re an actor</text:span> in Lisa’s 80s Catholic High School Movie. </text:p>
      <text:p text:style-name="P4"><text:span text:style-name="T7">Y</text:span>ou want to help <text:span text:style-name="T7">your high school or club</text:span> with a fundraiser. You ask the school <text:span text:style-name="T8">or club</text:span> to Partner with your campaign. They get 5% of all purchases that they refer.</text:p>
      <text:p text:style-name="P4"><text:span text:style-name="T12">T</text:span>here’s a <text:span text:style-name="T12">huge market</text:span> for Crowdfunding, Premium digital content, and Entertainment merchandising</text:p>
      <text:p text:style-name="P4">Kickstarter, indiegogo<text:span text:style-name="T8">&amp;</text:span> patreon have shown that crowdfunding can be successful for filmmakers. <text:span text:style-name="T12">But they don’t target</text:span> actors</text:p>
      <text:p text:style-name="P15"><text:span text:style-name="T5">MaryAnn is the Lead Actor in the fabulous movie Lisa’s 80s Catholic High School Movie. She has a degree in film from ASU </text:span></text:p>
      <text:p text:style-name="P7">MaryAnn has a day job. She’s involved in the local theater scene, so she works with other actors, who know other actors, who know other actors. She takes initiative when it comes to helping a movie to happen.</text:p>
      <text:p text:style-name="P7">I’<text:span text:style-name="T9">m</text:span> work<text:span text:style-name="T9">ing</text:span> with her to find out how she uses CrowdPublish.TV and recruits fans. <text:s text:c="6"/><text:span text:style-name="T9">Later</text:span> she’ll add her colleagues to the pages for the movies &amp; theater productions she’s been in so her colleagues can run their own campaigns.</text:p>
      <text:p text:style-name="P7"><text:span text:style-name="T12">5% of sales is the same as what kickstarter and indiegogo charges. There’s potential for lots of</text:span> premium features in the future <text:span text:style-name="T13">such as</text:span>: Being <text:span text:style-name="T4">featured</text:span> in sidebars or home page, Analytics, Domain name + redirect</text:p>
      <text:p text:style-name="P8">Based on what we learn from Early Adopters we’<text:span text:style-name="T9">ll</text:span> do a qualitative analysis to find out how to make the site easier to use</text:p>
      <text:p text:style-name="P7">Then we’ll get the Early Adopters’ colleagues involved. <text:span text:style-name="T11">We’ll</text:span> use data to decide <text:span text:style-name="T11">which</text:span> features <text:span text:style-name="T11">to enhance</text:span>. <text:span text:style-name="T11">Then</text:span> we’ll announce the site to actor and movie fan organizations and meetups. <text:s/></text:p>
      <text:p text:style-name="P7">We’ll implement New features to encourage more sharing and improve user satisfaction. We’ll use that success to attract higher profile actors that have large followings. </text:p>
      <text:p text:style-name="P6"><text:span text:style-name="T13">At this time </text:span>CrowdPublish.TV is similar in function to other crowdfunding platforms, but the intended community &amp; culture is different.</text:p>
      <text:p text:style-name="P13">With CrowdPublish.TV<text:span text:style-name="T13"> actors’ organizations can be incentivized to market to their membership</text:span></text:p>
      <text:p text:style-name="P13">Fans pay <text:span text:style-name="T14">Actors</text:span> to share <text:span text:style-name="T14">thei</text:span>r work with <text:span text:style-name="T13">them &amp;</text:span> their friends</text:p>
      <text:p text:style-name="P6">Actors are Connected to their acting colleagues via movie pages so their colleagues’ fans can also discover them</text:p>
      <text:p text:style-name="P7">CrowdPublish.TV is the solution to the Harvey Weinstein problem. It’s for fans to engage with actors’ brain<text:span text:style-name="T13">s</text:span>. It’s so actors control access to fans so they don’t ever have to <text:span text:style-name="T13">be someone else’s object</text:span>.</text:p>
      <text:p text:style-name="P9">With tech enabling more microbusiness transactions <text:span text:style-name="T13">and eliminating middlepersons between actors and fans</text:span>, the market is ripe for actors to be supported by fans <text:span text:style-name="T13">and their friends</text:span>. </text:p>
      <text:p text:style-name="P9"><text:span text:style-name="T10">Crowdfunding</text:span> is a growing trend and can give actors more <text:span text:style-name="T10">power</text:span> to grow a career not completely dependent on producers or bad influences.</text:p>
      <text:p text:style-name="P9">There is demand for content and <text:span text:style-name="T10">engagement</text:span> with actors.</text:p>
      <text:p text:style-name="P9">Actors can run crowdfunding campaigns on other platforms, but they would not have the support of the <text:span text:style-name="T10">connections</text:span> to their actor colleagues or organizations.</text:p>
      <text:p text:style-name="P9">I’m Lisa Schaefer, author, filmmaker, founder and software engineer of CrowdPublish.T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4:30:27.187602854</meta:creation-date>
    <dc:date>2018-03-16T17:01:39.899873850</dc:date>
    <meta:editing-duration>PT7H56M34S</meta:editing-duration>
    <meta:editing-cycles>12</meta:editing-cycles>
    <meta:generator>LibreOffice/5.1.6.2$Linux_X86_64 LibreOffice_project/10m0$Build-2</meta:generator>
    <meta:document-statistic meta:table-count="0" meta:image-count="0" meta:object-count="0" meta:page-count="1" meta:paragraph-count="32" meta:word-count="632" meta:character-count="3865" meta:non-whitespace-character-count="3248"/>
  </office:meta>
</office:document-meta>
</file>